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A3000001934F1F924D5AD004B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473cm" svg:x="1.4cm" svg:y="0.527cm" presentation:class="title" presentation:user-transformed="true">
          <draw:text-box>
            <text:p>Analysis and dimensionality reduction of Sea Surface Height </text:p>
          </draw:text-box>
        </draw:frame>
        <draw:frame draw:style-name="gr1" draw:text-style-name="P1" draw:layer="layout" svg:width="16.008cm" svg:height="9.557cm" svg:x="5.4cm" svg:y="4.4cm">
          <draw:image xlink:href="Pictures/10000201000002A3000001934F1F924D5AD004BC.png" xlink:type="simple" xlink:show="embed" xlink:actuate="onLoad">
            <text:p/>
          </draw:image>
        </draw:frame>
        <draw:frame draw:style-name="gr2" draw:text-style-name="P2" draw:layer="layout" svg:width="18.2cm" svg:height="2.384cm" svg:x="5.6cm" svg:y="13.957cm">
          <draw:text-box>
            <text:p>Using Principal Component Analysis and Autoencoders</text:p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3T18:30:34.622642302</meta:creation-date>
    <dc:date>2019-01-13T22:08:26.689595998</dc:date>
    <meta:editing-duration>PT3H37M54S</meta:editing-duration>
    <meta:editing-cycles>1</meta:editing-cycles>
    <meta:document-statistic meta:object-count="26"/>
    <meta:generator>LibreOffice/6.0.6.2$Linux_X86_64 LibreOffice_project/00m0$Build-2</meta:generator>
  </office:meta>
</office:document-meta>
</file>